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20pt" style:text-underline-style="solid" style:text-underline-width="auto" style:text-underline-color="font-color" fo:font-weight="bold" officeooo:rsid="0000357c" officeooo:paragraph-rsid="0000357c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357c" officeooo:paragraph-rsid="0000357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0357c" officeooo:paragraph-rsid="0000357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0357c" officeooo:paragraph-rsid="0000357c" style:font-size-asian="28pt" style:font-weight-asian="bold" style:font-size-complex="28pt" style:font-weight-complex="bold"/>
    </style:style>
    <style:style style:name="P5" style:family="paragraph" style:parent-style-name="Text_20_body">
      <style:text-properties fo:font-size="20pt" style:text-underline-style="solid" style:text-underline-width="auto" style:text-underline-color="font-color" fo:font-weight="bold" officeooo:rsid="0000357c" officeooo:paragraph-rsid="0000357c" style:font-size-asian="20pt" style:font-weight-asian="bold" style:font-size-complex="20pt" style:font-weight-complex="bold"/>
    </style:style>
    <style:style style:name="P6" style:family="paragraph" style:parent-style-name="Text_20_body">
      <style:text-properties fo:font-size="20pt" style:text-underline-style="solid" style:text-underline-width="auto" style:text-underline-color="font-color" fo:font-weight="bold" officeooo:rsid="0000357c" officeooo:paragraph-rsid="0000357c" style:font-size-asian="17.5pt" style:font-weight-asian="bold" style:font-size-complex="20pt" style:font-weight-complex="bold"/>
    </style:style>
    <style:style style:name="P7" style:family="paragraph" style:parent-style-name="Text_20_body">
      <style:text-properties fo:font-size="12pt" style:text-underline-style="none" fo:font-weight="normal" officeooo:rsid="0000357c" officeooo:paragraph-rsid="0000357c" style:font-size-asian="10.5pt" style:font-weight-asian="normal" style:font-size-complex="12pt" style:font-weight-complex="normal"/>
    </style:style>
    <style:style style:name="P8" style:family="paragraph" style:parent-style-name="Text_20_body" style:list-style-name="L2">
      <style:text-properties fo:font-size="12pt" style:text-underline-style="none" fo:font-weight="normal" officeooo:rsid="0000357c" officeooo:paragraph-rsid="0000357c" style:font-size-asian="10.5pt" style:font-weight-asian="normal" style:font-size-complex="12pt" style:font-weight-complex="normal"/>
    </style:style>
    <style:style style:name="P9" style:family="paragraph" style:parent-style-name="Text_20_body" style:list-style-name="L3">
      <style:text-properties fo:font-size="12pt" style:text-underline-style="none" fo:font-weight="normal" officeooo:rsid="0000357c" officeooo:paragraph-rsid="0000357c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LOT MACHINE PROJECT</text:p>
      <text:p text:style-name="P2"/>
      <text:p text:style-name="P3">The slot machine project is a digital slot machine game that provides users with a similar experience to a slot machine found in casinos. This documentation outlines the features, functionalities and technical details of the project.</text:p>
      <text:p text:style-name="P3"/>
      <text:h text:style-name="P1" text:outline-level="3">Features</text:h>
      <text:list text:style-name="L2">
        <text:list-item>
          <text:p text:style-name="P8">Reels: The slot machine consists of 3 reels that rotate and contain various symbols.</text:p>
        </text:list-item>
        <text:list-item>
          <text:p text:style-name="P8">Betting: Users can place bet before spinning.</text:p>
        </text:list-item>
        <text:list-item>
          <text:p text:style-name="P8">Winning combinations: Decide the payout depending on the order of symbols across the reels.</text:p>
        </text:list-item>
        <text:list-item>
          <text:p text:style-name="P8">User interaction: The user can place bets and spin the reels.</text:p>
        </text:list-item>
      </text:list>
      <text:p text:style-name="P7"><text:span text:style-name="T1"/></text:p>
      <text:p text:style-name="P7"><text:span text:style-name="T1"/></text:p>
      <text:p text:style-name="P5">USAGE</text:p>
      <text:list text:style-name="L3">
        <text:list-item>
          <text:p text:style-name="P9">After starting the app, the user gets an option to login as a user or an admin</text:p>
        </text:list-item>
        <text:list-item>
          <text:p text:style-name="P9">the user can place bets </text:p>
        </text:list-item>
        <text:list-item>
          <text:p text:style-name="P9">the user then clicks on the ‘spin’ button to spin the reels.</text:p>
        </text:list-item>
        <text:list-item>
          <text:p text:style-name="P9">After the spin, the results are evaluated depending on the symbols.</text:p>
        </text:list-item>
        <text:list-item>
          <text:p text:style-name="P9">The payout is given depending on the result</text:p>
        </text:list-item>
        <text:list-item>
          <text:p text:style-name="P9">The user can spin again if they have the required amount of money or they have to deposite more money in order to play</text:p>
        </text:list-item>
        <text:list-item>
          <text:p text:style-name="P9">The admin can change the symbols on the reels and change the payout settings.</text:p>
        </text:list-item>
      </text:list>
      <text:p text:style-name="P7"/>
      <text:p text:style-name="P7"/>
      <text:p text:style-name="P6">CONTRIBUTING</text:p>
      <text:p text:style-name="P7">Contributers are welcome to make changes to the code in order to fix bugs or add their own features as desi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3:07:57.296964561</meta:creation-date>
    <dc:date>2024-02-05T13:18:35.067015647</dc:date>
    <meta:editing-duration>PT10M38S</meta:editing-duration>
    <meta:editing-cycles>1</meta:editing-cycles>
    <meta:document-statistic meta:table-count="0" meta:image-count="0" meta:object-count="0" meta:page-count="1" meta:paragraph-count="17" meta:word-count="211" meta:character-count="1148" meta:non-whitespace-character-count="964"/>
    <meta:generator>LibreOffice/7.6.4.1$Linux_X86_64 LibreOffice_project/60$Build-1</meta:generator>
  </office:meta>
</office:document-meta>
</file>